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LUPE VASQUEZ, ELVA EUM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19215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LUPE VASQUEZ, ELVA EUM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921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CAMPOAVES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3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99704</text:p>
          </table:table-cell>
          <table:table-cell table:style-name="Tabla2.A2" office:value-type="string">
            <text:p text:style-name="P7">38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MPOAVE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SERVCIO DE ENCINT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8:29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